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36in"/>
    </style:style>
    <style:style style:name="co2" style:family="table-column">
      <style:table-column-properties fo:break-before="auto" style:column-width="1.4366in"/>
    </style:style>
    <style:style style:name="co3" style:family="table-column">
      <style:table-column-properties fo:break-before="auto" style:column-width="0.65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bsolute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aptive_avg_pool1d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aptive_max_pool1d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os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rccos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osh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rccosh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dbmm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ddcdiv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dcmul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dmm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dmv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dr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ffine_grid_generator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lclose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pha_dropout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max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min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gmax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gmin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gsort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_assert_asyn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csinh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ctanh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least_1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least_2d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least_3d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vg_pool1d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ddbmm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tch_norm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tch_norm_backward_elemt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tch_norm_backward_reduce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tch_norm_elemt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tch_norm_gather_stats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tch_norm_gather_stats_with_counts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tch_norm_stats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tch_norm_update_stats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ernoulli</text:p>
          </table:table-cell>
          <table:table-cell office:value-type="string" calcext:value-type="string">
            <text:p>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linear</text:p>
          </table:table-cell>
          <table:table-cell office:value-type="string" calcext:value-type="string">
            <text:p>INVESTIG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nary_cross_entropy_with_logi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ncount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twise_an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twise_not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twise_or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twise_xor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_diag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oadcast_tenso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oadcast_t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cketi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tesian_pr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di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in_matmu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nnel_shuff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olesk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cholesk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cholesky_e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olesky_inver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olesky_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oose_qparams_optimiz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u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m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i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mp_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mp_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lumn_sta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pysig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la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co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j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stant_pad_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1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2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3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_tb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_transpose1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_transpose2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_transpose3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sine_embedding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sine_similarit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unt_nonzer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tc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pr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s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cumsum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g2ra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quanti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d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ta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g_emb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gfl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gon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opo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s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s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sta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i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ei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eigva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eig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eigvals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ins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beddi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bedding_ba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pty_li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r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f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fin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p2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pm1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ake_quantize_per_channel_affine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ake_quantize_per_tensor_affi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bgemm_linear_fp16_we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bgemm_linear_fp16_weight_fp32_activ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bgemm_linear_int8_we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bgemm_linear_int8_weight_fp32_activ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bgemm_linear_quantize_we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bgemm_pack_gemm_matrix_fp1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bgemm_pack_quantized_matri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eature_alpha_dropo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eature_dropo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f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if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rf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irf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hf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ihf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fft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ifft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rfft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irfft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fft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ifft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rfft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irfft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fftshi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ft_ifftshi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ipl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ipu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obenius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or_divi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at_pow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m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ull_li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u_unpa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th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c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eater_eq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qr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n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u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adien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id_sampl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id_sampler_2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id_sampler_3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p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u_ce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ea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rdshri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eavisi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nge_embedding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st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householder_produc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sta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yp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gamma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a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ad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cop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p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selec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fi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fini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in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re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posin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negin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stance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t_rep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ver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in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inv_e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complex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_distributed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_floating_point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_nonzero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_same_size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_signed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close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nan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tft</text:p>
          </table:table-cell>
          <table:table-cell office:value-type="string" calcext:value-type="string">
            <text:p>NOTH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l_di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r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thval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yer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c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d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ss_eq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r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bpc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_soft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g1p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gadd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addexp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d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log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gical_xor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gsum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stm_ce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stsq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u_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rgin_ranking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ked_fi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ked_scat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ked_selec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mu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rix_pow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matrix_pow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rix_ra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matrix_ra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multi_d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rix_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im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x_pool1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pool2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pool3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pool1d_with_indi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anmedi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shgri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im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open_batch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open_convolu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open_convolution_trans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open_depthwise_convolu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open_rn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vedim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veaxis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so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ltinomi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vl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rrow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rrow_cop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n_to_n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ive_batch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ive_layer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ive_group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ive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_eq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xtaf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aptive_avg_pool2d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aptive_avg_pool3d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aptive_max_pool1d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aptive_max_pool1d_with_indices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aptive_max_pool2d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aptive_max_pool2d_with_indices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aptive_max_pool3d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aptive_max_pool3d_with_indices</text:p>
          </table:table-cell>
          <table:table-cell office:value-type="string" calcext:value-type="string">
            <text:p>CUST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ffine_gri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pha_dropo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vg_pool2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vg_pool3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tch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linea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nary_cross_entrop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nary_cross_entropy_with_logi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sine_embedding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oss_entrop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tc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opo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opout2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opout3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beddi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bedding_ba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eature_alpha_dropo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ctional_max_pool2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ctional_max_pool2d_with_indi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ctional_max_pool3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ctional_max_pool3d_with_indi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ussian_nll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id_samp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p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mbel_soft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rdshri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rdta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nge_embedding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stance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terpol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l_di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1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yer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aky_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l_response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_soft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_sigmoi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p_pool1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p_pool2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rgin_ranking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x_pool1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pool1d_with_indices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pool2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pool2d_with_indices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pool3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pool3d_with_indices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unpool1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unpool2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_unpool3d</text:p>
          </table:table-cell>
          <table:table-cell office:value-type="string" calcext:value-type="string">
            <text:p>TIMETENS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se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ti_head_attention_forwar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ti_margin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tilabel_margin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tilabel_soft_margin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ll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i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ne_h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pa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irwise_distan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isson_nll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lu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s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mooth_l1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ber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_margin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pl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shri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sig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nhshri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thresh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plet_margin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plet_margin_with_distance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f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nzer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vector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matrix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_except_di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uclear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ume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rgq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rmq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irwise_distan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mu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ca_lowra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di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nver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pin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xel_shuff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xel_unshuff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iss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isson_nll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ly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siti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nes_li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per_channel_ax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per_channel_scal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per_channel_zero_poin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sca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zero_poin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q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nquanti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ze_per_channe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ze_per_tens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zed_batch_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zed_gru_ce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zed_lstm_ce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zed_max_pool1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zed_max_pool2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zed_rnn_relu_ce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zed_rnn_tanh_ce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d2de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nd_li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ndint_li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ndn_li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ve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d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ew_as_re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ew_as_comple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iproc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eat_interlea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hap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nn_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nn_relu_ce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nn_ta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nn_tanh_ce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t9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w_sta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rowwise_pru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sq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sub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dd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at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atter_ad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archsor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gment_redu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nb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g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logd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slogd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lit_with_siz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q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qua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quee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d_m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ns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v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vd_lowra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sv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svdva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ymei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apax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apdim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ent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er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erf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erfin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exp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expm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exp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gammal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i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log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_xlog1p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ke_along_di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tensorin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tensor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nsord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nsor_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p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ns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pz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angular_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plet_margin_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ue_divi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un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bi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q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que_consecuti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safe_chu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safe_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safe_split_with_siz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squee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r_m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sta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eros_li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floordiv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floordiv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floordiv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truediv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div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div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lshif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lshif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shif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rshif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floa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complex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array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bool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contains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nver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mod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mod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array_wrap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item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deepcopy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n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long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hash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ndex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len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forma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educe_ex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eversed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epr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setitem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setstate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coalesce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dimI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dim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indi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is_view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nnz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ow_indi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l_indi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update_nam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valu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ign_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ign_t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ly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_strid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_stride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ckwar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float1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uchy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ales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tiguo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py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d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p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_pt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nse_di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ub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doub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lement_si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a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and_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onentia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l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ll_diagona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flo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ometric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t_dev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l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s_nam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i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coalesc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contiguo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pinn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set_t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shar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_norma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_soft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p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p2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rrow_cop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dimens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lemen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ump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mu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n_memor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sche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ndom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ord_strea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fine_nam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gister_hoo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e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quires_gra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hape_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i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iz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ize_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tain_gra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are_memory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arse_di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arse_mas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arse_resiz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arse_resize_and_clea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spadd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orage_offs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orage_typ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m_to_si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_den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_spar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li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_mkldn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ype_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f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form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ew_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ero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alg_lstsq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bs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bsolu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bsolut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os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c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cos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os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os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cos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cos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add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add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add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b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bmm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cdi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cdiv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cmu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cmu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mm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m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mv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lcl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g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g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g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gso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s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si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n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si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sin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ta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t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ta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tan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tan2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ta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tan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ta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ctan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db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dbmm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rnoulli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rnoulli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ncoun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wise_a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wise_an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and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and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wise_n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wise_no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wise_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wise_o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or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or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wise_x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wise_xo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xor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xor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oadcast_t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i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i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olesk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olesky_inver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olesky_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u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m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mp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i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ip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mp_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mp_mi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mp_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mp_max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o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pysig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pysig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j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s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s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s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unt_nonzer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pr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pro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s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msum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cumsum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g2ra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g2ra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quanti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ta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tac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g_emb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gfl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gon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gamma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v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div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vi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vid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i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q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q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eq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q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f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f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fc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fin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finv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2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m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m1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x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ipl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ipu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o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or_divi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or_divid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at_pow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at_powe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m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mo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c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th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c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c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e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eater_eq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eater_equa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qr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0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n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u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g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ea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eate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rdshri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eavisi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eavisid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st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yp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ypo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gamma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gamma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gammac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ad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ad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cop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copy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p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pu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selec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fi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x_fil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fini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in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re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posin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negin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t_rep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ver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comple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distribu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floating_poin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nonzer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same_si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_sign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cl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n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t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r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thval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c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cm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d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dexp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le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ss_eq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ss_equa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r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rp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gamma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10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1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1p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2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add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addexp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d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log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logy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cal_a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cal_an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cal_n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cal_no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cal_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cal_o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cal_x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cal_xo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sum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gi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stsq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lt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ss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u_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ked_fi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ked_fil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ked_scat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ked_scatte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ked_selec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mu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matmul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rix_pow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rix_ex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xim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nmedi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nim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m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vedi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veax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so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mul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mul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mul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tipl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tiply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ltinomi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v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vl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vlgamma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rrow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n_to_n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n_to_num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ne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_eq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_equa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g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gativ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xtaf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xtafte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l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lu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nzer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nonzero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ume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rgq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rmq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nver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lygamm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lygamma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siti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pow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pow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per_channel_ax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per_channel_scal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per_channel_zero_poin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sca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_zero_poin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nti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nquanti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d2de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d2deg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ve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d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iproc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iproca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mainde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nor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norm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eat_interlea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hap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t9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un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sq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sqr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rsub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at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atter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atter_ad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atter_ad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moid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nb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g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g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c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logd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m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lit_with_siz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q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qr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qua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quar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quee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queez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b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sub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__isub_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btrac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nsu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v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ymei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apax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apaxes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apdim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apdims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ke_along_di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n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nh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nsor_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p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ns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nspos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angular_sol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l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u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ue_divi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ue_divid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un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unc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bi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q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que_consecuti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safe_chun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safe_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safe_split_with_siz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squee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squeez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spl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name_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ize_as_</text:p>
          </table:table-cell>
          <table:table-cell table:number-columns-repeated="63"/>
        </table:table-row>
        <table:table-row table:style-name="ro1" table:number-rows-repeated="104738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ils Schaetti</meta:initial-creator>
    <meta:creation-date>2015-06-05T18:19:34</meta:creation-date>
    <dc:date>2021-08-30T17:41:01.469000000</dc:date>
    <meta:generator>LibreOffice/7.0.4.2$Windows_X86_64 LibreOffice_project/dcf040e67528d9187c66b2379df5ea4407429775</meta:generator>
    <meta:editing-duration>PT6H9M17S</meta:editing-duration>
    <meta:editing-cycles>8</meta:editing-cycles>
    <meta:document-statistic meta:table-count="1" meta:cell-count="1308" meta:object-count="0"/>
    <meta:user-defined meta:name="AppVersion">16.0300</meta:user-defined>
  </office:meta>
</office:document-meta>
</file>